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宋体 CN" svg:font-family="'思源宋体 CN'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officeooo:paragraph-rsid="000cc8b7" style:font-size-asian="9pt" style:font-size-complex="9pt"/>
    </style:style>
    <style:style style:name="P3" style:family="paragraph" style:parent-style-name="Standard">
      <style:text-properties fo:font-size="9pt" officeooo:paragraph-rsid="0010764e" style:font-size-asian="9pt" style:font-size-complex="9pt"/>
    </style:style>
    <style:style style:name="P4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T1" style:family="text">
      <style:text-properties officeooo:rsid="000cc8b7"/>
    </style:style>
    <style:style style:name="T2" style:family="text">
      <style:text-properties officeooo:rsid="000ce0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试着定义一些绝句的核心类型，至于绝句如何翻译至多门语言…… 只当下面是Kotlin翻译目标专属的。</text:p>
      <text:p text:style-name="P1"/>
      <text:p text:style-name="P1">包 绝句 为</text:p>
      <text:p text:style-name="P1"/>
      <text:p text:style-name="P1">‘绝句中任何「物」的基础物，位于继承树的最顶端。’</text:p>
      <text:p text:style-name="P1">开放的物『值』 “公开的造于()” 为</text:p>
      <text:p text:style-name="P1"><text:s text:c="2"/>‘将[我]与[另]进行相等性判断。若等价，回真。’</text:p>
      <text:p text:style-name="P1"><text:s text:c="2"/>‘[另] 比较宾语，`1是2`里的`2`。’</text:p>
      <text:p text:style-name="P1"><text:s text:c="2"/>‘实现必须满足以下性质（这里 _斜体_ 都是非空 [值]）：</text:p>
      <text:p text:style-name="P1"><text:s text:c="2"/>+ 自反性(reflexive)：对何 _x_，`x是x`成立。</text:p>
      <text:p text:style-name="P1"><text:s text:c="2"/>+ 对称性(symmetric)：对何 _x_、_y_，若`x是y`，`y是x`成立。否则`y是x`定不成立。</text:p>
      <text:p text:style-name="P1"><text:s text:c="2"/>+ 传递性(transitive)：对何 _a_、_b_、_c_，若`a是b`且`b是c`，`a是c`成立。</text:p>
      <text:p text:style-name="P1"><text:s text:c="2"/>+ 一致性(consistent)：对何配对的 _a_、_b_，任意次执行`a是b`结果不变，或者说它是纯函数(pure function)。</text:p>
      <text:p text:style-name="P1"><text:s text:c="2"/>+ 非空判断：对何 _x_，`x是空`不成立。`空是空`成立。 ’</text:p>
      <text:p text:style-name="P1"><text:s text:c="2"/>【内建 "Any.equals"】待例、开放、算符的事 问等(另：值?)：真假</text:p>
      <text:p text:style-name="P1"><text:s text:c="2"/>‘取此值的哈希码。对于 [为等] 的值，哈希码总是一致的，即便其一「不即是」另一。’</text:p>
      <text:p text:style-name="P1"><text:s text:c="2"/>【内建 "Any.hashCode"】待例、开放的事 化记码()：记码</text:p>
      <text:p text:style-name="P1"><text:s text:c="2"/>‘取此值的文本化表达’</text:p>
      <text:p text:style-name="P1"><text:s text:c="2"/>【内建 "Any.toString"】待例、开放的事 化文()：文 </text:p>
      <text:p text:style-name="P1"/>
      <text:p text:style-name="P1">Annotation 注解，这个只是个标记</text:p>
      <text:p text:style-name="P1"><text:s text:c="2"/></text:p>
      <text:p text:style-name="P1">Comparable 有序&lt;入T&gt;</text:p>
      <text:p text:style-name="P1"><text:s text:c="2"/>算符 求序(另：T)：序</text:p>
      <text:p text:style-name="P1"><text:s text:c="2"/>例物 序 { 大、小、等 }</text:p>
      <text:p text:style-name="P1">属别名 顺序&lt;T&gt; = (T、T)有序.序</text:p>
      <text:p text:style-name="P1">Array&lt;T&gt; 组：可度(Sized) size大小 算符们：get取 set置 iterator建迭子</text:p>
      <text:p text:style-name="P1"><text:s text:c="2"/>还有算符 component1-5</text:p>
      <text:p text:style-name="P1"><text:s text:c="2"/>有许多组一 组空 组全空</text:p>
      <text:p text:style-name="P1"><text:s text:c="2"/>fun &lt;reified T&gt; emptyArray(): Array&lt;T&gt;</text:p>
      <text:p text:style-name="P1"><text:s text:c="2"/>对何&lt;真项&gt;皆有待例的事 组空()：组&lt;项&gt;</text:p>
      <text:p text:style-name="P1"><text:s text:c="2"/>fun &lt;reified T&gt; arrayOfNulls(size: Int): Array&lt;T?&gt;</text:p>
      <text:p text:style-name="P1"><text:s text:c="2"/>对何&lt;真项&gt;皆有待例的事 组全空(计：计数)：组&lt;项?&gt;</text:p>
      <text:p text:style-name="P1"><text:s text:c="2"/>fun &lt;reified T&gt; arrayOf(vararg elements: T): Array&lt;T&gt;</text:p>
      <text:p text:style-name="P1"><text:s text:c="2"/>对何&lt;真项&gt;皆有待例的事 组一(许多的内容：项)：组&lt;项&gt;</text:p>
      <text:p text:style-name="P1"><text:s text:c="2"/>当然这个待例是【内建】的……</text:p>
      <text:p text:style-name="P1"><text:s text:c="2"/>当然，它可以这样调用，我还没设计 spread 语法……</text:p>
      <text:p text:style-name="P1"><text:s text:c="2"/>组一(*xs)</text:p>
      <text:p text:style-name="P1">还有许多的 Unboxed array：Boolean/Byte/Short/Char/Int/Long/Float/Double Array</text:p>
      <text:p text:style-name="P1">CharSequnece 字符序列：可度</text:p>
      <text:p text:style-name="P1"/>
      <text:p text:style-name="P1"><text:s text:c="2"/>Annotation 里的也可以</text:p>
      <text:p text:style-name="P1"><text:s text:c="2"/>【路径们 3、[1, 2, 3]】</text:p>
      <text:p text:style-name="P1">Cloneable 可复制</text:p>
      <text:p text:style-name="P1">Closeable 可关闭</text:p>
      <text:p text:style-name="P1">Throwable 可抛下</text:p>
      <text:p text:style-name="P1">Serializable 可化串</text:p>
      <text:p text:style-name="P1">Pair 元二</text:p>
      <text:p text:style-name="P1">Triple 元三</text:p>
      <text:p text:style-name="P1">String 文</text:p>
      <text:p text:style-name="P1">Nothing 断止</text:p>
      <text:p text:style-name="P1">Unit 效果</text:p>
      <text:p text:style-name="P1">Version 绝句.核心库版本</text:p>
      <text:p text:style-name="P1">Function&lt;in T, out R&gt; 对何&lt;入T、出R&gt;皆有物 函数 算符的事 用</text:p>
      <text:p text:style-name="P1">Lazy&lt;T&gt; 惰性求值&lt;值者&gt;</text:p>
      <text:p text:style-name="P1"><text:s text:c="2"/>例物 并发安全 { 安全、实例一致、不安全 }</text:p>
      <text:p text:style-name="P1">Exception 错误 （接迎XX错误我觉得没啥不对的……何况异常和错误很多时候对它们的区别是让人莫名其妙的）</text:p>
      <text:p text:style-name="P1"><text:soft-page-break/>Error 失败</text:p>
      <text:p text:style-name="P1">RuntimeException 运行时错误</text:p>
      <text:p text:style-name="P1"><text:s text:c="2"/>ArithmeticException 运算错误</text:p>
      <text:p text:style-name="P1"><text:s text:c="2"/>IndexOutOfBoundsException 索引越界错误 （一般人写程序都不会出这种错误，所以不作简化）</text:p>
      <text:p text:style-name="P1"><text:s text:c="2"/>ClassCaseException 作属断言错误（还分 Java 的、Kotlin 的、绝句的……）</text:p>
      <text:p text:style-name="P1"><text:s text:c="2"/>IllegalArgumentException 参数断言失败</text:p>
      <text:p text:style-name="P1"><text:s text:c="2"/>IllegalStateException 状态断言失败</text:p>
      <text:p text:style-name="P1"><text:s text:c="2"/>AssertionError 断言失败：失败（绝句正好反着来，Exception=错误、Error=“异常”，Error是主动的所以叫失败、Exception是被动的而我又不想破坏中文语言习惯所以这么叫） <text:s/></text:p>
      <text:p text:style-name="P1"><text:s text:c="2"/>NoSuchElementException 项目未找到错误</text:p>
      <text:p text:style-name="P1"><text:s text:c="2"/>NotImplementedError 尚待实现失败</text:p>
      <text:p text:style-name="P1"><text:s text:c="2"/>NoWhenBranchMatchedException 分支穷举性断言错误（据说Common里没有）</text:p>
      <text:p text:style-name="P1"><text:s text:c="2"/>UninitializedPropertyAccessException 属性未初始化访问错误</text:p>
      <text:p text:style-name="P1"><text:s text:c="2"/>UnsupportedOperationException 操作未支持错误</text:p>
      <text:p text:style-name="P1"><text:s text:c="2"/>NullPointerException 非空断言错误（还分 Java、Kotlin、绝句的）</text:p>
      <text:p text:style-name="P1"><text:s text:c="2"/>NumberFormatException 数值解析错误</text:p>
      <text:p text:style-name="P1"><text:s text:c="2"/>OutOfMemoryError 内存耗尽失败</text:p>
      <text:p text:style-name="P1">Closeable 可关闭</text:p>
      <text:p text:style-name="P1">Enum&lt;ENUM: Enum&lt;ENUM&gt;&gt;: 有序&lt;ENUM&gt;(name: String, ordinal: Int) 枚举项</text:p>
      <text:p text:style-name="P1"><text:s text:c="2"/>为等、化记码、化文</text:p>
      <text:p text:style-name="P1">abstract Number 数值</text:p>
      <text:p text:style-name="P1"><text:s text:c="2"/>to (Byte/Short/Char/Int/Long/Float/Double)</text:p>
      <text:p text:style-name="P1">以及 Byte, Short, Char, Int, Long, Float, Double 这些加了 Comparable 的</text:p>
      <text:p text:style-name="P1">Boolean: Comparable&lt;Boolean&gt; 真假</text:p>
      <text:p text:style-name="P1"><text:s text:c="2"/>算符 且、或、非……</text:p>
      <text:p text:style-name="P1"><text:s text:c="2"/>记法「异」</text:p>
      <text:p text:style-name="P1"><text:s text:c="2"/>为等、化文、化记码</text:p>
      <text:p text:style-name="P1">扩展个 『化字节』 就可以了，但我不打算让 `true&gt;false`，看不出有什么意义。</text:p>
      <text:p text:style-name="P1">ConcurrentModificationException 并发变动错误（暂时这么叫？</text:p>
      <text:p text:style-name="P4">This exception may be thrown by methods that have detected concurrent modification of an object when such modification is not permissible.</text:p>
      <text:p text:style-name="P1">DeprecationLevel 弃置级别</text:p>
      <text:p text:style-name="P1">Deprecated</text:p>
      <text:p text:style-name="P1">SinceKotlin</text:p>
      <text:p text:style-name="P1">Suppress, ReplaceWith</text:p>
      <text:p text:style-name="P1">UnsafeVariance</text:p>
      <text:p text:style-name="P1">Volatile 并发易变 </text:p>
      <text:p text:style-name="P1">Synchronized 完全同步</text:p>
      <text:p text:style-name="P1">BuilderInference </text:p>
      <text:p text:style-name="P1">大概就是这么说：</text:p>
      <text:p text:style-name="P1">fun &lt;T&gt; sequence(block: @BuilderInference suspend Scope&lt;T&gt;.() -&gt; Unit): Sequence&lt;T&gt;</text:p>
      <text:p text:style-name="P1">val seq = sequence { yield(1) }</text:p>
      <text:p text:style-name="P1">靠着 Scope&lt;T&gt; 上的 yield(T) 就能够推断出 Scope 的类型</text:p>
      <text:p text:style-name="P1">我不会……</text:p>
      <text:p text:style-name="P1">PublishedApi 事实开放</text:p>
      <text:p text:style-name="P1">OptionalExpectation 可无实际</text:p>
      <text:p text:style-name="P1">ParameterName 默认名</text:p>
      <text:p text:style-name="P1"/>
      <text:p text:style-name="P1">inc后 dec前</text:p>
      <text:p text:style-name="P1">plus加+ minus减- times乘* div除/ mod取余</text:p>
      <text:p text:style-name="P1">unaryMinus取负-@</text:p>
      <text:p text:style-name="P1"/>
      <text:p text:style-name="P1">扩展的位运算，我打算把他们放在专门的包里</text:p>
      <text:p text:style-name="P1">and与「位交」 or或「位并」xor异或「位异」</text:p>
      <text:p text:style-name="P1">shl左移「左移」shr右移「右移」</text:p>
      <text:p text:style-name="P1"/>
      <text:p text:style-name="P1">val KProperty0&lt;*&gt;.isInitialized: Boolean</text:p>
      <text:p text:style-name="P1">量 </text:p>
      <text:p text:style-name="P1">fun TODO(reason: String): Nothing</text:p>
      <text:p text:style-name="P1"><text:soft-page-break/></text:p>
      <text:p text:style-name="P1">fun Throwable.addSuppressed(exception: Throwable)</text:p>
      <text:p text:style-name="P1">val Throwable.stackTrace: Array&lt;StackTraceElement&gt;</text:p>
      <text:p text:style-name="P1"/>
      <text:p text:style-name="P1">fun assert(value: Boolean, lazyMessage: () -&gt; Any)</text:p>
      <text:p text:style-name="P1">fun assert(value: Boolean)</text:p>
      <text:p text:style-name="P1">fun check(value: Boolean)</text:p>
      <text:p text:style-name="P1">fun require(value: Boolean)</text:p>
      <text:p text:style-name="P1">fun &lt;T : Any&gt; requireNotNull(value: T?): T</text:p>
      <text:p text:style-name="P1">fun &lt;T : Any&gt; checkNotNull(value: T?): T</text:p>
      <text:p text:style-name="P1">fun &lt;T : Enum&lt;T&gt;&gt; enumValues(): Array&lt;T&gt;</text:p>
      <text:p text:style-name="P1">fun &lt;T : Enum&lt;T&gt;&gt; enumValueOf(name: String): T</text:p>
      <text:p text:style-name="P1"/>
      <text:p text:style-name="P1">lazy, lazyOf</text:p>
      <text:p text:style-name="P1">isFinite, isInfinite, isNaN</text:p>
      <text:p text:style-name="P1">fun Double.toBits(): Long</text:p>
      <text:p text:style-name="P1">fun Double.Companion.fromBits(bits: Long): Double</text:p>
      <text:p text:style-name="P1">fun Double.toRawBits(): Long</text:p>
      <text:p text:style-name="P1">fun Int.toBigInteger(): BigInteger</text:p>
      <text:p text:style-name="P1">fun &lt;T&gt; Pair&lt;T, T&gt;.toList(): List&lt;T&gt;</text:p>
      <text:p text:style-name="P1"/>
      <text:p text:style-name="P1">fun &lt;R&gt; synchronized(lock: Any, block: () -&gt; R): R</text:p>
      <text:p text:style-name="P1">fun &lt;R&gt; runCatching(//令试</text:p>
      <text:p text:style-name="P1"/>
      <text:p text:style-name="P1">operator fun String?.plus(other: Any?): String</text:p>
      <text:p text:style-name="P1">fun Any?.toString(): String</text:p>
      <text:p text:style-name="P1">fun Any?.hashCode(): Int</text:p>
      <text:p text:style-name="P1"/>
      <text:p text:style-name="P1">“包 绝句.额联”定记法「接」</text:p>
      <text:p text:style-name="P1">扩物『文』 为</text:p>
      <text:p text:style-name="P1"><text:s text:c="2"/>待例、记法「接」的事 接(右：文)：文</text:p>
      <text:p text:style-name="P1"/>
      <text:p text:style-name="P1">定记法「~次」</text:p>
      <text:p text:style-name="P1">扩物『数』 为</text:p>
      <text:p text:style-name="P1"><text:s text:c="2"/>记法「~次」的事 次：计次“……”</text:p>
      <text:p text:style-name="P1">内联的事 计做(次：计次、动作：(计数)效果) 为</text:p>
      <text:p text:style-name="P1"><text:s text:c="2"/>对次里的计，动作(计)。</text:p>
      <text:p text:style-name="P1">……</text:p>
      <text:p text:style-name="P1"/>
      <text:p text:style-name="P1">语言内部的 ranges (progession), annotation 当然是需要的</text:p>
      <text:p text:style-name="P1">考虑一下好像也需要 collection(Iterable可迭, Collection合, Slice切片, List行, Set集, Map表), math, text, system, io, delegates 甚至 time, reflect 这样的包。</text:p>
      <text:p text:style-name="P1">---------</text:p>
      <text:p text:style-name="P1">首先为了能够实现</text:p>
      <text:p text:style-name="P1">函数，〖x0〗x0。</text:p>
      <text:p text:style-name="P1">函数，〖x0〗</text:p>
      <text:p text:style-name="P1"><text:s text:c="2"/>x0</text:p>
      <text:p text:style-name="P1">这种逗号表示法的形式，这个样子的逗号表示法类似：</text:p>
      <text:p text:style-name="P1">逗号块(逗号修饰, 体)…… </text:p>
      <text:p text:style-name="P1"/>
      <text:p text:style-name="P1">同时，我也终于决定抛弃了逗号表示法的 {} 替换：</text:p>
      <text:p text:style-name="P1">若p { op0() } 否则 { op1() } “不允许。”</text:p>
      <text:p text:style-name="P1">毕竟绝句不需要像 Haskell 那样 \case ox (Some x) -&gt; 切换布局块和非布局块版本的语法，逗号表示法「，、。」是比较简单的。</text:p>
      <text:p text:style-name="P1">现在这个开闭符号是『reserved』了。</text:p>
      <text:p text:style-name="P1"/>
      <text:p text:style-name="P1">然后，绝句也可以利用记法、扩物和内联的物兼容传统汉语的表示形式（比如『把(x)加进xs』）</text:p>
      <text:p text:style-name="P1">这个扩展将在标准库的 绝句.严格中文 里实现。</text:p>
      <text:p text:style-name="P1"/>
      <text:p text:style-name="P1">然后，绝句的相对Kotlin的一些语法扩展：</text:p>
      <text:p text:style-name="P1"/>
      <text:p text:style-name="P1">「为」布局定义、「其中」布局定义、逗号表示法、第二|三人称的「你」「它」、「的」「去」、『记法』和「」中缀链、『』名字、【】注解、汉字数值常量表示。</text:p>
      <text:p text:style-name="P1"><text:soft-page-break/></text:p>
      <text:p text:style-name="P1">""" 为 是对 raw string 的布局化扩展，之间区间 (0,1) 个空格，多了不算。</text:p>
      <text:p text:style-name="P1">关于其中是否支持 $, ${} 一说，Kotlin 是支持的，不打算改变。</text:p>
      <text:p text:style-name="P1"/>
      <text:p text:style-name="P1">逗号当然也包括顿号的。比如：对用户里的，好人里去划掉(它)、坏人里去划掉(它)。</text:p>
      <text:p text:style-name="P1"/>
      <text:p text:style-name="P1">一些常见语法：</text:p>
      <text:p text:style-name="P1"/>
      <text:p text:style-name="P1">对…里的(名)……</text:p>
      <text:p text:style-name="P1">对…里的你…… “第二人称”</text:p>
      <text:p text:style-name="P1">对…里的…… “第三人称”</text:p>
      <text:p text:style-name="P1">若你… …… “第二人称「若」” （删掉，这个语法其实是冲突的，而且在正常代码里也无必要。</text:p>
      <text:p text:style-name="P1">【无参注解】</text:p>
      <text:p text:style-name="P1">【带参注解 参0、参1、...】</text:p>
      <text:p text:style-name="P1"/>
      <text:p text:style-name="P1">判断……</text:p>
      <text:p text:style-name="P1">判… ……</text:p>
      <text:p text:style-name="P1">（「它」第三人称中缀简写）</text:p>
      <text:p text:style-name="P1">判属… ……（于、它）</text:p>
      <text:p text:style-name="P1">判存… ……（于、它）</text:p>
      <text:p text:style-name="P1"/>
      <text:p text:style-name="P1">所有判断都可以有语句形式和表达式形式，表达式形式的分支必须有穷举性。</text:p>
      <text:p text:style-name="P1">「、」是逗号表示法里常见的语法，只不过不同结构有不同表现形式。</text:p>
      <text:p text:style-name="P1">提供的「上皆……」都是副作用的形式，表达式里不允许。</text:p>
      <text:p text:style-name="P1">「否则……」在表达式里也允许，这时预期的不是效果而是值。</text:p>
      <text:p text:style-name="P1"/>
      <text:p text:style-name="P1">一些规范化修订：</text:p>
      <text:p text:style-name="P1"/>
      <text:p text:style-name="P1">解量、解对、判属于、判存于、「空则」逗号表示法</text:p>
      <text:p text:style-name="P1"/>
      <text:p text:style-name="P1">重复若、重复……若。</text:p>
      <text:p text:style-name="P1"/>
      <text:p text:style-name="P1">绝句的面向文件定义结构：</text:p>
      <text:p text:style-name="P1"/>
      <text:p text:style-name="P1">包、记法（定、引） 、引(成)、引全(除)</text:p>
      <text:p text:style-name="P1">属别名、类物别名、常参、类、物（造于、初）、例、事、量（取者、置者、代者）、变参。</text:p>
      <text:p text:style-name="P1">怎么感觉那语言是面向栈的，但绝句是完全面向对象的，它的结构是 属别名(typealias)/常参(const val)、类(interface)、物(class)、例(object)、事(fun)、量(val)、变参(var)。</text:p>
      <text:p text:style-name="P1">Lexical Scoping 我不用说吧，递归下降解析了解到 (lambda (a b) (+ a b)) 的 formals 里的 "a" "b" 与 body 里 (+ a b) 存在的1:1对应关系，就可以很自然地把他们联系起来了，之后怎么处理都好，例如像 Lua 一样把它们翻译为函数局部寄存器的编号，然后每次调用的时候给它们分配一对一的存储空间，caller调用侧和callee被调用侧都知道那个"a" "b"是指代哪片分配就好。</text:p>
      <text:p text:style-name="P1">虽然那个栈的中缀链貌似很高级，而且貌似递归下降的在很极端的情况下输出和 JS 不同，但我还是觉得应该选它，至少它看起来很简单，只 (base, op_left) 两个递归参数就够了，最重要的是它使用的栈是在语言层面受到支持的，而且这个支持本身实现的也很优雅很妥帖（要不然那语言还有用么……）。</text:p>
      <text:p text:style-name="P1"/>
      <text:p text:style-name="P1">吾有一数「x」 // 量 x：数 = 一百一十一</text:p>
      <text:p text:style-name="P1">吾有一爻「p」 // 量 p：真假 = 真</text:p>
      <text:p text:style-name="P1">吾有一言「s」 // 量 s：文 = "你好世界"</text:p>
      <text:p text:style-name="P1">吾有一术「f」 // 量 f：（）效果 = 函数，说（"你好"）。 “『函数』是一个全局多态重载函数，也有一同名类型『函数&lt;入T1、入T2、…、出R&gt;』”</text:p>
      <text:p text:style-name="P1">吾有一列「xs」 // 量 xs：行&lt;项&gt; = 行一(1、2、3)</text:p>
      <text:p text:style-name="P1">引记法 绝句.符号 「~次」</text:p>
      <text:p text:style-name="P1">量 甲 = 三 ”‘绝句当然也支持汉字数值表示，代价是所有标识符不能以 零,...,九 开头……“</text:p>
      <text:p text:style-name="P1">解对 三次 里的_，</text:p>
      <text:p text:style-name="P1"><text:s text:c="2"/>说（"你好，世界！"）</text:p>
      <text:p text:style-name="P1"/>
      <text:p text:style-name="P1">突然想起来，:: 是引用文件级事和架构器？</text:p>
      <text:p text:style-name="P1">架构器不是函数？？？ 🤪</text:p>
      <text:p text:style-name="P1"><text:soft-page-break/>那么就没必要区分属别名和类物别名了，都一样。</text:p>
      <text:p text:style-name="P1"/>
      <text:p text:style-name="P1">我决定了，第一设计稿应该把「变参」初始化的 = Expr</text:p>
      <text:p text:style-name="P1">改成 初 Expr，要不然显示不出参量变化的精髓。</text:p>
      <text:p text:style-name="P1">变参现在是</text:p>
      <text:p text:style-name="P1">变 属名 角括名字 初 Expr</text:p>
      <text:p text:style-name="P1">变 属名 名字 ws1 初 Expr</text:p>
      <text:p text:style-name="P1">（变数 和 初0）</text:p>
      <text:p text:style-name="P1">的形式</text:p>
      <text:p text:style-name="P1"/>
      <text:p text:style-name="P1">还有，「包」在汉语里不应该还是原来的 package (qualified-name); 形式</text:p>
      <text:p text:style-name="P1">包 (复名) 为</text:p>
      <text:p text:style-name="P1">这样（其中，复名是复合名称的意思）</text:p>
      <text:p text:style-name="P1"/>
      <text:p text:style-name="P1">PKNF(ParserKt Normal Form) 是一种形式化文法描述语言，它可以为 ParserKt 生成有效化、优化的代码（比如合并前驱、分支遮盖式前驱重排序）</text:p>
      <text:p text:style-name="P1">合并前驱的功能可以让</text:p>
      <text:p text:style-name="P1">变 属名 角括名字 初 Expr</text:p>
      <text:p text:style-name="P1">变 属名 名字 ws1 初 Expr</text:p>
      <text:p text:style-name="P1">变成利用 ParserKt 递归下降上下文相关解析来判断翻译成类似这样：</text:p>
      <text:p text:style-name="P1">变量 ('变' 属名)|变参 后继:(anychar) where</text:p>
      <text:p text:style-name="P1"><text:s text:c="2"/>后继:(run c) caseA|caseB</text:p>
      <text:p text:style-name="P1"><text:s text:c="2"/>caseA lookahead:('『' ) 角括名字 '初' Expr</text:p>
      <text:p text:style-name="P1"><text:s text:c="2"/>caseB 名字 '初' Expr</text:p>
      <text:p text:style-name="P1">它只需要能够对任意两个子结构取 succeeder union （交集）和 succeeder complement （补集）就可以启发式合并分支了</text:p>
      <text:p text:style-name="P1">complement 角括名字 名字 = setOf('『')</text:p>
      <text:p text:style-name="P1">complement 名字 角括名字 = setOf()</text:p>
      <text:p text:style-name="P1"/>
      <text:p text:style-name="P1">— 所以只要出现的字符是'『'，就只可能是角括，否则只可能是普通名字。</text:p>
      <text:p text:style-name="P1"/>
      <text:p text:style-name="P1">但是PKNF开发比较复杂，而且理论上的很多东西暂时不完善（也别指望它们太完善）</text:p>
      <text:p text:style-name="P1">所以一时间ParserKt是不可能用上PKNF来定义自己的上下文敏感语法的，尽管PKNF已经被我完全形式化定义好了（以它自己描述它自己……），要用可能是一年后了。</text:p>
      <text:p text:style-name="P1"/>
      <text:p text:style-name="P1">令做(run)、令为(let)、令置为、顺手(also, (T)效果)、交给(支持 (T)* 的 also)</text:p>
      <text:p text:style-name="P1">有若(takeIf)</text:p>
      <text:p text:style-name="P1">成文(toString) 成码(hashCode)</text:p>
      <text:p text:style-name="P1"/>
      <text:p text:style-name="P1">滤出(filter)、映至(map)</text:p>
      <text:p text:style-name="P1"/>
      <text:p text:style-name="P1">存一(find+不空)、存仅一(single)、皆是(all)、皆非(none)</text:p>
      <text:p text:style-name="P1"/>
      <text:p text:style-name="P1">后来我发现它们有点不规范。</text:p>
      <text:p text:style-name="P1">令为(let)、令做(run)、令试(runCatching)、顺便(also)</text:p>
      <text:p text:style-name="P1">有若(takeIf)、有非(takeUnless)</text:p>
      <text:p text:style-name="P1">对(to)</text:p>
      <text:p text:style-name="P1">化文(toString)、化记码(hashCode)</text:p>
      <text:p text:style-name="P1">滤出(filter)、映至(map)</text:p>
      <text:p text:style-name="P1">存一(find)、存仅一(single)、皆是(all)、皆非(none)</text:p>
      <text:p text:style-name="P1"/>
      <text:p text:style-name="P1">（物） 真假、数字、字节、短数、字儿、数、长数、短实数、实数、文</text:p>
      <text:p text:style-name="P1">（属别名） 计数、引数</text:p>
      <text:p text:style-name="P1"/>
      <text:p text:style-name="P1">apply, use 比较让中国人不明所以、with 已该被换为let。</text:p>
      <text:p text:style-name="P1"/>
      <text:p text:style-name="P1">前、后 (dec/inc)</text:p>
      <text:p text:style-name="P1"/>
      <text:p text:style-name="P1">+（加）、-（减）、*（乘）、/（除）、%（取余）</text:p>
      <text:p text:style-name="P1"><text:soft-page-break/>-~（取负）</text:p>
      <text:p text:style-name="P1"/>
      <text:p text:style-name="P1">大(&gt;)、小(&lt;)</text:p>
      <text:p text:style-name="P1">不大(&lt;=)、不小(&gt;=) — 这一行括号里的表示法仅参考用</text:p>
      <text:p text:style-name="P1">汉语里就不要用小于号、小于等于了。</text:p>
      <text:p text:style-name="P1">取负的 -~ 只是注释，绝句不存在前缀记法，只有前缀算符</text:p>
      <text:p text:style-name="P1"/>
      <text:p text:style-name="P1">&amp;（且） |（或） !~（取非）</text:p>
      <text:p text:style-name="P1">（异） — 只有真假类型有</text:p>
      <text:p text:style-name="P1">绝句的且或非逻辑都是短路计算的，也就是说 假 &amp; 不可能, 真 | 不可能</text:p>
      <text:p text:style-name="P1">我相信，既然绝句已经改了这么多了，不会有人觉得让 (&amp;) 官复原职很奇怪</text:p>
      <text:p text:style-name="P1">第一眼看了或许会觉得对短路语义强调得不明显，多看几次就顺眼了。</text:p>
      <text:p text:style-name="P1"/>
      <text:p text:style-name="P1">== （是） ===（即是）</text:p>
      <text:p text:style-name="P1">是就是 equals，即是就是全等</text:p>
      <text:p text:style-name="P1">!=（不是） !==（不即是） — 这一行是不依赖语言内定义的「事」定义的</text:p>
      <text:p text:style-name="P1">Null 的操作符们：</text:p>
      <text:p text:style-name="P1">(?.) ?. ?的 ?去</text:p>
      <text:p text:style-name="P1">(!!) ！!</text:p>
      <text:p text:style-name="P1">(?:) 空则</text:p>
      <text:p text:style-name="P1">空则，……</text:p>
      <text:p text:style-name="P1">（不空） — 就是「不是空」的意思了</text:p>
      <text:p text:style-name="P1"/>
      <text:p text:style-name="P1">（在）（不在） —in</text:p>
      <text:p text:style-name="P1">（属）（不属） —is</text:p>
      <text:p text:style-name="P1">（作） — as</text:p>
      <text:p text:style-name="P1">（试作） — as?</text:p>
      <text:p text:style-name="P1">..（到） (rangeTo)</text:p>
      <text:p text:style-name="P1"/>
      <text:p text:style-name="P1">以上（中缀、算符的事……）都可以作为中缀使用，不过「非/取负」是不能作为前缀使用的……</text:p>
      <text:p text:style-name="P1"/>
      <text:p text:style-name="P1">—取此即值(get)、置值于此()</text:p>
      <text:p text:style-name="P1">……我突然觉得绝句的『直接值代理』有很大问题了，我不知道它是为了什么，根本不应该让程序员能够做出这种定义。</text:p>
      <text:p text:style-name="P1">代为取值(getValue)、代为置值(setValue)</text:p>
      <text:p text:style-name="P1"/>
      <text:p text:style-name="P1">语言结构方面，术语统一为：</text:p>
      <text:p text:style-name="P1">常量(literal)、言(expression)、句(statement)、体(block)、构(syntax structures)、书(file)</text:p>
      <text:p text:style-name="P1"/>
      <text:p text:style-name="P1">然后继承方面，顶部类型最好还是『分配』而不是值（即便这样有点『结构化编程』式了……）。</text:p>
      <text:p text:style-name="P1"/>
      <text:p text:style-name="P1">包『绝句』为</text:p>
      <text:p text:style-name="P1">开放的物『分配』为</text:p>
      <text:p text:style-name="P1">【内建】、待例、算符的事 问全等(另：分配)</text:p>
      <text:p text:style-name="P1">类『可度』为</text:p>
      <text:p text:style-name="P1"><text:s text:c="2"/>量 大小：计数</text:p>
      <text:p text:style-name="P1">扩物『可度』为</text:p>
      <text:p text:style-name="P1"><text:s text:c="2"/>记法「之为」的量 之为空 “……”</text:p>
      <text:p text:style-name="P1">类『可度长』为</text:p>
      <text:p text:style-name="P1"><text:s text:c="2"/>量 长度：计数</text:p>
      <text:p text:style-name="P1"/>
      <text:p text:style-name="P1">本来我打算让 none 变成「存零」的，可是那样 all 就不好命名了，只好引入记法「皆」。</text:p>
      <text:p text:style-name="P1"/>
      <text:p text:style-name="P1">未来绝句标准化到一定程度后我会开始考虑如何将他实现，以何种单位编译、要翻译到什么语言。</text:p>
      <text:p text:style-name="P1"/>
      <text:p text:style-name="P1">rust 在还没有编译器的时候，它的第一个编译器被起名为 rustboot</text:p>
      <text:p text:style-name="P1">虽然绝句还不能怎么样呢（大概可能只暂时会做符号解析的工作）</text:p>
      <text:p text:style-name="P1"><text:s/>我觉得，第一个只能输出Kotlin源代码的翻译器就叫『绝句 序』吧……</text:p>
      <text:p text:style-name="P1"/>
      <text:p text:style-name="P1"><text:soft-page-break/>刚才考虑了一下，发现『浮数』『实数』和『短数』『数』是不一致的</text:p>
      <text:p text:style-name="P1">应该叫『短实数』『实数』才对，如果有人有好的命名建议call我。</text:p>
      <text:p text:style-name="P1"/>
      <text:p text:style-name="P1">代码直接表示的整数默认是『数』，也可是『长数』</text:p>
      <text:p text:style-name="P1">代码直接表示的浮点数默认是『实数』，也可是『短实数』</text:p>
      <text:p text:style-name="P1"/>
      <text:p text:style-name="P1">Range仍叫『数域』（什么长数域、短数域…… 关键是，用区间会导致『字节区间』这种命名很长的情况，我不希望有这种物名）、Progression叫『步进』</text:p>
      <text:p text:style-name="P1"/>
      <text:p text:style-name="P1">决定了，「.」中缀语法只能拿来表达全称名（比如引用例物的一个 case variant），没有此人.为聪明人这种说法。</text:p>
      <text:p text:style-name="P1"/>
      <text:p text:style-name="P1">昨天晚上考虑出来的是：</text:p>
      <text:p text:style-name="P1">〖〗的 lambda closure parameter list</text:p>
      <text:p text:style-name="P1">『许多(vararg)』修饰符，这是重新定义，原名是『变长』。</text:p>
      <text:p text:style-name="P1"/>
      <text:p text:style-name="P1">— 数据类型</text:p>
      <text:p text:style-name="P1">void - 空 = 例 绝句.效果</text:p>
      <text:p text:style-name="P1">bool - 布耳 = 真假</text:p>
      <text:p text:style-name="P1">char - 字(8-bit unsigned) = 无符字节 “目前当然是Kotlin有所以我们才有”</text:p>
      <text:p text:style-name="P1">signed char - 有符字(8-bit unsigned) = 字节</text:p>
      <text:p text:style-name="P1">short int - 短 = 短数 “无符情况都是一样”</text:p>
      <text:p text:style-name="P1">wchar_t = 字儿</text:p>
      <text:p text:style-name="P1">int - 整 = 数</text:p>
      <text:p text:style-name="P1">long int - 长 = 长数</text:p>
      <text:p text:style-name="P1">float - 单精 = 浮数</text:p>
      <text:p text:style-name="P1">double - 双精 = 实数</text:p>
      <text:p text:style-name="P1">char * = 文</text:p>
      <text:p text:style-name="P1"/>
      <text:p text:style-name="P1">属别名 计数 = 数</text:p>
      <text:p text:style-name="P1">属别名 引数 = 数</text:p>
      <text:p text:style-name="P1"/>
      <text:p text:style-name="P1">— 控制流</text:p>
      <text:p text:style-name="P1"/>
      <text:p text:style-name="P1">if = 若 else = 否则</text:p>
      <text:p text:style-name="P1">switch = 判…，</text:p>
      <text:p text:style-name="P1">case = ✖️ “这是绝句里的 when 文法，是C式switch的扩充。”</text:p>
      <text:p text:style-name="P2">goto = ✖️</text:p>
      <text:p text:style-name="P2">while = 重复若</text:p>
      <text:p text:style-name="P2"><text:s/>do …… while (…) = 重复…… 若…</text:p>
      <text:p text:style-name="P1">for = 对…里的〔名〕…… | 解对…里的(模式)……</text:p>
      <text:p text:style-name="P1">break = 停下continue = 略过return = 回</text:p>
      <text:p text:style-name="P1"/>
      <text:p text:style-name="P1">— 小语言构件、修饰符等</text:p>
      <text:p text:style-name="P1">extern = 待例</text:p>
      <text:p text:style-name="P1">static = ✖️</text:p>
      <text:p text:style-name="P1">signed = ✖️ unsigned = ✖️</text:p>
      <text:p text:style-name="P1">short = ✖️ long = ✖️</text:p>
      <text:p text:style-name="P1">const = 常参 <text:s/>volatile = 【并行易变】</text:p>
      <text:p text:style-name="P1">register = ✖️</text:p>
      <text:p text:style-name="P1">auto = ✖️ “绝句和Kotlin一样是自动类型推导的强类型，而C99里auto只是storage classifier，一般认为完全没必要写，都是栈上分配存储空间”</text:p>
      <text:p text:style-name="P1">inline = 内联</text:p>
      <text:p text:style-name="P1">restrict = ✖️ “要限定直接用 组&lt;T&gt; 动组&lt;T&gt; 的分别就可以了，实在不行还可以 组&lt;出T&gt; 基于生产消费模型的型变性和集合可变性安全”</text:p>
      <text:p text:style-name="P1"/>
      <text:p text:style-name="P1">— 大语言构件</text:p>
      <text:p text:style-name="P1">struct = ✖️ “绝句1.0 应该会弄出 存储&lt;T&gt; 和 分配 的抽象来，这样 struct 直接继承自 分配 而不是 值 就可以了”</text:p>
      <text:p text:style-name="P1">union = ✖️ “绝句包含面向对象范式，应该使用子类型而不是不明确的并集类型实现union”</text:p>
      <text:p text:style-name="P1">enum = 例物 “enum class”</text:p>
      <text:p text:style-name="P1"><text:soft-page-break/>typedef = 属别名 “绝句里，类型被称为「属」，和「类」「物」是有区别的”</text:p>
      <text:p text:style-name="P1">default = ✖️ “在 when 里，fall thru 直接用「上皆……」实现，default 就直接是 else（否则）”</text:p>
      <text:p text:style-name="P1">sizeof = ✖️ “除非绝句未来特别兼容Native，否则不会提供，况且提供也不会作为关键字，绝句语言设计上对添加语法糖是很克制的。”</text:p>
      <text:p text:style-name="P1">attribute = ✖️ alignof = ✖️ typeof = ✖️</text:p>
      <text:p text:style-name="P1">asm = ✖️ “attribute 就是Java的Annotation，绝句是支持【注解】语法的，其它的没有意义。”</text:p>
      <text:p text:style-name="P1"/>
      <text:p text:style-name="P1">预处理器：</text:p>
      <text:p text:style-name="P1">define, undef, include, include_next (覆盖header定义)</text:p>
      <text:p text:style-name="P1">ifdef, ifndef, elif, endif</text:p>
      <text:p text:style-name="P1">defined,</text:p>
      <text:p text:style-name="P1">error, warning, line, pragma,</text:p>
      <text:p text:style-name="P1">VA_ARGS, COUNTER</text:p>
      <text:p text:style-name="P1"/>
      <text:p text:style-name="P1">以及文件、函数、函数名、行号、编译的日期和时间</text:p>
      <text:p text:style-name="P1"/>
      <text:p text:style-name="P1">通通都无效。不过绝句倒是有「包 为」「定记法」「引记法<text:span text:style-name="T1">(除)</text:span>」「引(成)」「引全(除)」。</text:p>
      <text:p text:style-name="P1"/>
      <text:p text:style-name="P1">包 绝句.区间，</text:p>
      <text:p text:style-name="P1"><text:s text:c="2"/>物，节域、短数域、数域、长数域、</text:p>
      <text:p text:style-name="P1"><text:s text:c="4"/>浮数域、实数域。</text:p>
      <text:p text:style-name="P1"/>
      <text:p text:style-name="P1">来说明这个文件『公开』定义实现了的接口，但是 公开的物 节域 这个公开修饰符不能省去，不然会使语法不一致不美观</text:p>
      <text:p text:style-name="P1"><text:s text:c="2"/>等等……好像默认就是公开 emmm</text:p>
      <text:p text:style-name="P1"/>
      <text:p text:style-name="P1">简单的说，逗号文法就是这四种情况：</text:p>
      <text:p text:style-name="P1"/>
      <text:p text:style-name="P1">+ 直接表达式（组）</text:p>
      <text:p text:style-name="P1">一行(1,2,3,4)去滤出「大一」.每个，说(它)。 — 这里的 说(它) 是直接表达式</text:p>
      <text:p text:style-name="P1">对输入行里 检查(你)是 否 的，无效集合记它、回。</text:p>
      <text:p text:style-name="P1"><text:s/>— 这是「组」和控制流简记</text:p>
      <text:p text:style-name="P1">-- 若无效集存项，抛下输入无效(无效集合)。</text:p>
      <text:p text:style-name="P1"/>
      <text:p text:style-name="P1">+ 嵌套段</text:p>
      <text:p text:style-name="P1">若你的名字不空，</text:p>
      <text:p text:style-name="P1"><text:s text:c="2"/>说(你的名字)</text:p>
      <text:p text:style-name="P1">这是嵌套段，就是最一般的情况</text:p>
      <text:p text:style-name="P1"/>
      <text:p text:style-name="P1">+ 逗号嵌套链</text:p>
      <text:p text:style-name="P1">若p，若q，</text:p>
      <text:p text:style-name="P1"><text:s text:c="2"/>emmmmm()</text:p>
      <text:p text:style-name="P1"/>
      <text:p text:style-name="P1">嵌套链「，」的右边只接受嵌套链或嵌套段。</text:p>
      <text:p text:style-name="P1">若p0，若p1，若p2，</text:p>
      <text:p text:style-name="P1"><text:s text:c="2"/>这一行()</text:p>
      <text:p text:style-name="P1">p0 p1 的收的都叫嵌套链，最后一个是嵌套段。</text:p>
      <text:p text:style-name="P1"/>
      <text:p text:style-name="P1">+ 逗号取调链</text:p>
      <text:p text:style-name="P1">boxA令为，它去取值()。使用()</text:p>
      <text:p text:style-name="P1">boxA.let { it.get() }.use()</text:p>
      <text:p text:style-name="P1"/>
      <text:p text:style-name="P1">逗号取调链就是，在使用直接表达式作为块参数的时候，</text:p>
      <text:p text:style-name="P1"><text:s text:c="2"/>+ 后面不能跟 ./?.</text:p>
      <text:p text:style-name="P1"><text:s text:c="2"/>+ 后面可以跟 的/去 </text:p>
      <text:p text:style-name="P1"><text:s text:c="2"/>+ 如果都没有但后面跟了名字，默认是(.)</text:p>
      <text:p text:style-name="P1"><text:s text:c="2"/>用一般的描述方法，就是说后面必须跟汉语访问符，不能跟英语访问符。</text:p>
      <text:p text:style-name="P1"><text:s text:c="4"/>如果后面直接跟名字，。号并作 (.) 号用</text:p>
      <text:p text:style-name="P1"/>
      <text:p text:style-name="P1">比如说：宫水家.找，她：她的名字是"三叶"。手机上的最近聊天记录.数，它的发送者是泷。有若「大五十」 空则，抛下沃日("emmmm")。</text:p>
      <text:p text:style-name="P1"><text:soft-page-break/>唉，我看逗号块还是允许利用：指定默认的 it 吧，毕竟这是中文，把人称作「它」实在是太过分了……</text:p>
      <text:p text:style-name="P1">这一点不用中文编程还看不出来啊woc</text:p>
      <text:p text:style-name="P1"/>
      <text:p text:style-name="P1">控制流简记是针对表达式的情况，即便回/抛下/停下/略过是语句，它也可以取而代之，</text:p>
      <text:p text:style-name="P1">对表达式组的最后一项也一样。</text:p>
      <text:p text:style-name="P1"/>
      <text:p text:style-name="P1">「文」和 Kotlin, Java 里的 String 一样，是不可继承的，其他类型也和 Kotlin 里一样是终定的。</text:p>
      <text:p text:style-name="P1">是否一般是用作可变数据的</text:p>
      <text:p text:style-name="P1"/>
      <text:p text:style-name="P1">然后是集合</text:p>
      <text:p text:style-name="P1">不过绝句里认为，只要是可以用于装一个以上值的东西都叫做集合。</text:p>
      <text:p text:style-name="P1"/>
      <text:p text:style-name="P1">按照从小到大的顺序，元一&lt;A&gt;..., 组&lt;T&gt;, 行&lt;E&gt;, 行列&lt;E&gt;, 表&lt;K, V&gt;, 集&lt;E&gt;, 合&lt;E&gt;, 迭&lt;E&gt; </text:p>
      <text:p text:style-name="P1">他们都默认是只输出数据（不可变）的，</text:p>
      <text:p text:style-name="P1">类似动元一&lt;A&gt;..., 动组&lt;T&gt;, …… 这种是可变的</text:p>
      <text:p text:style-name="P1">元组一直提供到元十。</text:p>
      <text:p text:style-name="P1">之所以提供了一元元组，是为了对称，当然绝不会提供类似 Rust 和 Haskell 的元零(无意义)。</text:p>
      <text:p text:style-name="P1">对元组来说，他们不需要去兼容某一种属（也是应该的，不然和数组就没啥区别了）以提供通用 API</text:p>
      <text:p text:style-name="P1"/>
      <text:p text:style-name="P1">操作上，</text:p>
      <text:p text:style-name="P1">isEmpty, isNotEmpty 被译为无项、存项</text:p>
      <text:p text:style-name="P1">size 被译为项数</text:p>
      <text:p text:style-name="P3">lastIndex 被译为末引（对应的是始引）</text:p>
      <text:p text:style-name="P1"/>
      <text:p text:style-name="P1">和 Kotlin 一样，对 Java 里的原生类型(primitive) (ZBSIJFDC, boolean, byte, short, int, long, float, double, char) 也提供了拆箱的组们，比如长数动组、短数动组 </text:p>
      <text:p text:style-name="P1"/>
      <text:p text:style-name="P1">然后是函数</text:p>
      <text:p text:style-name="P1">绝句提供对 SAM 方法的自动实现，无论是块、方法引用(实例方法、架构器、自由方法也即未绑定到实例的方法、partial application 的结果)</text:p>
      <text:p text:style-name="P1">一般认为函数是有N个输出一个输出的动作</text:p>
      <text:p text:style-name="P1">没有输入和输出的函数被绝句称为『副作用』，当然是我的叫法，实际可能是 事元零&lt;效果&gt;</text:p>
      <text:p text:style-name="P1"><text:s text:c="2"/>没有输出的函数通通输出</text:p>
      <text:p text:style-name="P1">提供 事元零&lt;R&gt;</text:p>
      <text:p text:style-name="P1">事元一&lt;T1, R&gt;</text:p>
      <text:p text:style-name="P1">事元二&lt;T1, T2, R&gt;</text:p>
      <text:p text:style-name="P1">……直到事元十二，其实本来应该用模板写的，可绝句目前还没机会加模板特性</text:p>
      <text:p text:style-name="P1">之后的函数变量是无法表示的，这是一个限制，我不知道 Scala 是多少，好像有跑到二十？</text:p>
      <text:p text:style-name="P1"/>
      <text:p text:style-name="P1"/>
      <text:p text:style-name="P1">然后是阿猫阿狗</text:p>
      <text:p text:style-name="P1">作用 （就是 kotlin.Unit）</text:p>
      <text:p text:style-name="P1">可抛</text:p>
      <text:p text:style-name="P1">可闭（毕竟绝句是有 try-with-resources 的）</text:p>
      <text:p text:style-name="P1">不常</text:p>
      <text:p text:style-name="P1"><text:s/>（就是 java.lang.Exception）</text:p>
      <text:p text:style-name="P1">无常&lt;R&gt; （这个就是绝句版本的 Checked Exception，你若不想检查可和 Rust 一样直接 unwrap_ok()，噢不是 作决常, 当然还有 smart cast）</text:p>
      <text:p text:style-name="P1">一般来说，如果可能且仅可能有一种失败，绝句标准库的封装不会使用无常&lt;R&gt;, 而是用 R? 这样的</text:p>
      <text:p text:style-name="P1"><text:s text:c="2"/>断止、决常 （无常的唯一两个子类）</text:p>
      <text:p text:style-name="P1"><text:s text:c="2"/>断止还是一个『无例之物』</text:p>
      <text:p text:style-name="P1"><text:s text:c="2"/>终定的物 断止 私下造于(): 无常&lt;*&gt;</text:p>
      <text:p text:style-name="P1"><text:s text:c="2"/>它不能被拿来判断也不能被拿来转型，因为 x属断止； x作断止 <text:s/>是常量判断</text:p>
      <text:p text:style-name="P1">存储&lt;T&gt; 就是可以被赋值的东西，编译器能够在取可写属性、变参的时候能够自动将它实例到存储以方便使用</text:p>
      <text:p text:style-name="P1">比如 </text:p>
      <text:p text:style-name="P1">储物 用户(量 名字: 文、量 男: 真假、变文 bio)</text:p>
      <text:p text:style-name="P1">量 某君 = 用户("duangsuse", 男=真, "……")</text:p>
      <text:p text:style-name="P1">某君的名字 ”字符串 duangsuse“</text:p>
      <text:p text:style-name="P1"><text:soft-page-break/>某君的名字置为"$某君的名字+1" -- 但是你不能写 "$某君.名字+1" 的</text:p>
      <text:p text:style-name="P1">“^ 自动转型为存储&lt;文&gt;”</text:p>
      <text:p text:style-name="P1">某君的名字 ”字符串 duangsuse+1“</text:p>
      <text:p text:style-name="P1"/>
      <text:p text:style-name="P1">对何&lt;项&gt;皆有</text:p>
      <text:p text:style-name="P1">物 切片迭代器(量 列: 切片&lt;项&gt;、私下的 变引数 针=0): 迭代子&lt;项&gt; 为</text:p>
      <text:p text:style-name="P1"><text:s text:c="2"/>实现的事 下移(): 项 为</text:p>
      <text:p text:style-name="P1"><text:s text:c="4"/>回列[针] 顺便，针令置为「后」。 “{它后}/引数::后”</text:p>
      <text:p text:style-name="P1"><text:s text:c="2"/>— 实现的事 下移(): 项 = 回列[针 顺便，它令置为「后」。]</text:p>
      <text:p text:style-name="P1"><text:s text:c="2"/>“是何苦呢？”</text:p>
      <text:p text:style-name="P1"/>
      <text:p text:style-name="P1">看了这些例子你肯定发现了关于「，」文法的一个细节：没有嵌套的</text:p>
      <text:p text:style-name="P1">针 顺便，它令置为，它后。 这种</text:p>
      <text:p text:style-name="P1">更不会来段</text:p>
      <text:p text:style-name="P1">若p，若q，f。。 这种了</text:p>
      <text:p text:style-name="P1"/>
      <text:p text:style-name="P1">首先 「」 文法是绝句的 sectioning (Haskell）</text:p>
      <text:p text:style-name="P1">「后」实际上的意思是 { 它后 }, 当然这是因为「后」本身是一种后缀运算符，而它前面的东西缺了。「后后」、「后+1」也是可以的</text:p>
      <text:p text:style-name="P1">「+2+3」的意思是 { x -&gt; x+2+3 }</text:p>
      <text:p text:style-name="P1">「2+_」的意思是 { y -&gt; 2+y } </text:p>
      <text:p text:style-name="P1">「+」的意思是 { x, y -&gt; x+y }</text:p>
      <text:p text:style-name="P1">不过「+a+」这种是不行的，中缀链只能缺少主语（就是中缀链前面的东西），或者它就是某种记法/运算符、甚至可在右边使用 _ 文法。</text:p>
      <text:p text:style-name="P1">虽然绝句实际上也能在标准库里定义这些加法啊减法的，我觉得还是作为语言内部钦定的文法强一些。</text:p>
      <text:p text:style-name="P1"/>
      <text:p text:style-name="P1">对后缀和中缀记法的处理是不完全一致的，不过都是按照这个原则来。</text:p>
      <text:p text:style-name="P1"><text:s text:c="2"/>上面的 (） 写的是不对的，绝句同时支持全角括号和半角括号，只是要匹配才行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宋体 CN" svg:font-family="'思源宋体 CN'" style:font-family-generic="system" style:font-pitch="variable"/>
    <style:font-face style:name="思源黑体 CN" svg:font-family="'思源黑体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宋体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宋体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" style:font-family-asian="'思源黑体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9:49:35.540333601</meta:creation-date>
    <dc:date>2019-12-30T21:06:57.108876417</dc:date>
    <meta:editing-duration>PT15M59S</meta:editing-duration>
    <meta:editing-cycles>3</meta:editing-cycles>
    <meta:generator>LibreOffice/6.1.6.3$Linux_X86_64 LibreOffice_project/10$Build-3</meta:generator>
    <meta:document-statistic meta:table-count="0" meta:image-count="0" meta:object-count="0" meta:page-count="10" meta:paragraph-count="441" meta:word-count="7242" meta:character-count="12333" meta:non-whitespace-character-count="11234"/>
  </office:meta>
</office:document-meta>
</file>